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2c7af" officeooo:paragraph-rsid="0012c7af"/>
    </style:style>
    <style:style style:name="P2" style:family="paragraph" style:parent-style-name="Standard">
      <style:text-properties officeooo:paragraph-rsid="0012c7af"/>
    </style:style>
    <style:style style:name="P3" style:family="paragraph" style:parent-style-name="Standard">
      <style:text-properties officeooo:paragraph-rsid="00175da9"/>
    </style:style>
    <style:style style:name="P4" style:family="paragraph" style:parent-style-name="Text_20_body">
      <style:text-properties officeooo:rsid="001616a5" officeooo:paragraph-rsid="001616a5"/>
    </style:style>
    <style:style style:name="P5" style:family="paragraph" style:parent-style-name="Text_20_body">
      <style:text-properties officeooo:paragraph-rsid="001616a5"/>
    </style:style>
    <style:style style:name="P6" style:family="paragraph" style:parent-style-name="Text_20_body">
      <style:text-properties officeooo:rsid="00175da9" officeooo:paragraph-rsid="00175da9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fo:color="#c9211e" officeooo:rsid="0011091a" officeooo:paragraph-rsid="0011091a"/>
    </style:style>
    <style:style style:name="P9" style:family="paragraph" style:parent-style-name="Standard" style:list-style-name="L2">
      <style:text-properties officeooo:rsid="00175da9" officeooo:paragraph-rsid="00175da9"/>
    </style:style>
    <style:style style:name="P10" style:family="paragraph" style:parent-style-name="Standard" style:list-style-name="L1">
      <style:paragraph-properties fo:margin-top="0cm" fo:margin-bottom="0cm" loext:contextual-spacing="false" fo:line-height="100%"/>
    </style:style>
    <style:style style:name="P11" style:family="paragraph" style:parent-style-name="Text_20_body" style:list-style-name="L3">
      <style:text-properties officeooo:rsid="001616a5" officeooo:paragraph-rsid="001616a5"/>
    </style:style>
    <style:style style:name="P12" style:family="paragraph" style:parent-style-name="Text_20_body" style:list-style-name="L4">
      <style:text-properties officeooo:rsid="00175da9" officeooo:paragraph-rsid="00175da9"/>
    </style:style>
    <style:style style:name="P13" style:family="paragraph" style:parent-style-name="Text_20_body" style:list-style-name="L4">
      <style:text-properties officeooo:rsid="0018c37c" officeooo:paragraph-rsid="0018c37c"/>
    </style:style>
    <style:style style:name="P14" style:family="paragraph" style:parent-style-name="Heading_20_1">
      <style:text-properties officeooo:rsid="001616a5" officeooo:paragraph-rsid="001616a5"/>
    </style:style>
    <style:style style:name="P15" style:family="paragraph" style:parent-style-name="Heading_20_2">
      <style:text-properties officeooo:rsid="0012c7af" officeooo:paragraph-rsid="0012c7af"/>
    </style:style>
    <style:style style:name="T1" style:family="text">
      <style:text-properties officeooo:rsid="001a3e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plication Slack-like</text:p>
      <text:p text:style-name="Text_20_body"/>
      <text:p text:style-name="Standard"/>
      <text:h text:style-name="Heading_20_1" text:outline-level="1">Squelette de l'architecture :</text:h>
      <text:p text:style-name="Standard"/>
      <text:h text:style-name="Heading_20_2" text:outline-level="2">Front :</text:h>
      <text:list xml:id="list3995520557041230262" text:style-name="L1">
        <text:list-item>
          <text:p text:style-name="P10">App-module </text:p>
        </text:list-item>
        <text:list-item>
          <text:p text:style-name="P10">Vue d'inscription (sauf si on fait l'inscription sur une modale sur l'autre vue) App-signup</text:p>
        </text:list-item>
        <text:list-item>
          <text:p text:style-name="P10">Vue modification compte App-change</text:p>
        </text:list-item>
        <text:list-item>
          <text:p text:style-name="P10">Modale de connexion App-login </text:p>
        </text:list-item>
        <text:list-item>
          <text:p text:style-name="P10">Vue du channel App-channel</text:p>
          <text:list>
            <text:list-item>
              <text:p text:style-name="P10">App-ChatBox (composant où on écrit les messages)</text:p>
            </text:list-item>
            <text:list-item>
              <text:p text:style-name="P10">App-ListeMessage (composant où on affiche les messages)</text:p>
              <text:list>
                <text:list-item>
                  <text:p text:style-name="P10">App-Message</text:p>
                </text:list-item>
              </text:list>
            </text:list-item>
          </text:list>
        </text:list-item>
        <text:list-item>
          <text:p text:style-name="P10">Vue de l'accueil App-Home</text:p>
          <text:list>
            <text:list-item>
              <text:p text:style-name="P10">Notifications si on est connectés : App-news</text:p>
              <text:list>
                <text:list-item>
                  <text:p text:style-name="P10">App-notification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2" text:outline-level="2">BDD :</text:h>
      <text:p text:style-name="Text_20_body"/>
      <text:list xml:id="list4036648647819326727" text:style-name="L2">
        <text:list-item>
          <text:p text:style-name="P7">Compte</text:p>
          <text:list>
            <text:list-item>
              <text:p text:style-name="P7">login</text:p>
            </text:list-item>
            <text:list-item>
              <text:p text:style-name="P7">mdp</text:p>
            </text:list-item>
            <text:list-item>
              <text:p text:style-name="P7">mail</text:p>
            </text:list-item>
            <text:list-item>
              <text:p text:style-name="P7">photo de profil</text:p>
            </text:list-item>
            <text:list-item>
              <text:p text:style-name="P7">nom/prénom</text:p>
            </text:list-item>
            <text:list-item>
              <text:p text:style-name="P7">tel</text:p>
            </text:list-item>
            <text:list-item>
              <text:p text:style-name="P7">adresse</text:p>
            </text:list-item>
            <text:list-item>
              <text:p text:style-name="P7">channels inscrits</text:p>
            </text:list-item>
          </text:list>
        </text:list-item>
        <text:list-item>
          <text:p text:style-name="P7">Channels</text:p>
          <text:list>
            <text:list-item>
              <text:p text:style-name="P8">Identifiant ? Un peu dans le style de slack, on l’utilise pour s’inscrire au chat. Ça règle le soucis de privé/public (si c’est privé on le partage pas sinon oui...)</text:p>
            </text:list-item>
            <text:list-item>
              <text:p text:style-name="P7">comptes inscrits</text:p>
            </text:list-item>
            <text:list-item>
              <text:p text:style-name="P7">nom</text:p>
            </text:list-item>
            <text:list-item>
              <text:p text:style-name="P7">description</text:p>
            </text:list-item>
            <text:list-item>
              <text:p text:style-name="P7">Message</text:p>
              <text:list>
                <text:list-item>
                  <text:p text:style-name="P7">compte auteur</text:p>
                </text:list-item>
                <text:list-item>
                  <text:p text:style-name="P7">date</text:p>
                </text:list-item>
                <text:list-item>
                  <text:p text:style-name="P7">contenu</text:p>
                </text:list-item>
                <text:list-item>
                  <text:p text:style-name="P7">image jointe ?</text:p>
                </text:list-item>
              </text:list>
            </text:list-item>
          </text:list>
        </text:list-item>
        <text:list-item>
          <text:p text:style-name="P7"><text:soft-page-break/>Notification</text:p>
          <text:list>
            <text:list-item>
              <text:p text:style-name="P7">compte concerné</text:p>
            </text:list-item>
            <text:list-item>
              <text:p text:style-name="P7">contenu</text:p>
            </text:list-item>
          </text:list>
        </text:list-item>
      </text:list>
      <text:h text:style-name="Heading_20_2" text:outline-level="2">BACK :</text:h>
      <text:list xml:id="list94751300562477" text:continue-numbering="true" text:style-name="L2">
        <text:list-item>
          <text:p text:style-name="P7">app.module</text:p>
          <text:p text:style-name="P7"/>
        </text:list-item>
        <text:list-item>
          <text:p text:style-name="P7">package Channel</text:p>
          <text:list>
            <text:list-item>
              <text:p text:style-name="P7">channel.controller</text:p>
            </text:list-item>
            <text:list-item>
              <text:p text:style-name="P7">channel.service</text:p>
            </text:list-item>
            <text:list-item>
              <text:p text:style-name="P7">channel.module</text:p>
              <text:p text:style-name="P7"/>
            </text:list-item>
          </text:list>
        </text:list-item>
        <text:list-item>
          <text:p text:style-name="P9">package User</text:p>
          <text:list>
            <text:list-item>
              <text:p text:style-name="P9">user.controller</text:p>
            </text:list-item>
            <text:list-item>
              <text:p text:style-name="P9">user.service</text:p>
            </text:list-item>
            <text:list-item>
              <text:p text:style-name="P9">user.module</text:p>
            </text:list-item>
          </text:list>
        </text:list-item>
      </text:list>
      <text:p text:style-name="P3"/>
      <text:h text:style-name="Heading_20_1" text:outline-level="1">Méthodes API Back : </text:h>
      <text:p text:style-name="Text_20_body"/>
      <text:h text:style-name="P15" text:outline-level="2">Compte</text:h>
      <text:p text:style-name="Standard"/>
      <text:p text:style-name="Standard">createAccount( createAccountDto)</text:p>
      <text:p text:style-name="Standard">updateAccount(updateAccountDto)</text:p>
      <text:p text:style-name="Standard">deleteAccount( id )</text:p>
      <text:p text:style-name="Standard"/>
      <text:p text:style-name="Standard">login(login, password)</text:p>
      <text:p text:style-name="Standard">logout(id)</text:p>
      <text:p text:style-name="Standard"/>
      <text:h text:style-name="Heading_20_2" text:outline-level="2">Channel</text:h>
      <text:p text:style-name="P2"/>
      <text:p text:style-name="P2">subscribeAccountToChannel(id, idChan)</text:p>
      <text:p text:style-name="P2">unsubscribeAccountFromChannel(id, idChan)</text:p>
      <text:p text:style-name="P2"/>
      <text:p text:style-name="P1">getChannels(id)</text:p>
      <text:p text:style-name="P2"/>
      <text:p text:style-name="Standard">readChannel(idChan, <text:span text:style-name="T1">nbMessages, nbDebut</text:span>)</text:p>
      <text:p text:style-name="Standard">writeOnChannel(id, idChan, message)</text:p>
      <text:p text:style-name="Standard"/>
      <text:p text:style-name="Standard">readNotifications(id)</text:p>
      <text:p text:style-name="Standard">writeNotification(id, contenu) [ pour nous ]</text:p>
      <text:p text:style-name="Standard"/>
      <text:p text:style-name="Standard"/>
      <text:h text:style-name="P14" text:outline-level="1">Questions :</text:h>
      <text:p text:style-name="P5"/>
      <text:p text:style-name="P4"><text:soft-page-break/>Limite du nombres de channels / messages envoyé par défault : </text:p>
      <text:list xml:id="list2199358202929248973" text:style-name="L3">
        <text:list-item>
          <text:p text:style-name="P11">On envoie tout au client (Rapide mais impossible sur le long terme)</text:p>
        </text:list-item>
        <text:list-item>
          <text:p text:style-name="P11">On envoie tout pour les channels, mais on limite les messages (plus ok mais bon)</text:p>
        </text:list-item>
        <text:list-item>
          <text:p text:style-name="P11">Modification des méthodes (getChannels et readChannel) pour l’ajout d’un threshold / limiteur (« Afficher les anciens messages »)</text:p>
        </text:list-item>
      </text:list>
      <text:p text:style-name="P6"/>
      <text:p text:style-name="P6">Pour la gestion des channels :</text:p>
      <text:list xml:id="list5896543573356694829" text:style-name="L4">
        <text:list-item>
          <text:p text:style-name="P12">Propriétaire ? </text:p>
        </text:list-item>
        <text:list-item>
          <text:p text:style-name="P13">On peut ajouter des types de messages (questionnaire, event, etc), qui sont juste « décorateur » pour cette version, mais qui peuvent donner une meilleure idée de l’utilité de la page d’accueil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AB</meta:initial-creator>
    <meta:creation-date>2019-11-14T23:23:43.78</meta:creation-date>
    <dc:date>2019-11-15T09:47:49.353435151</dc:date>
    <meta:editing-duration>PT40M3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72" meta:word-count="316" meta:character-count="1952" meta:non-whitespace-character-count="1749"/>
  </office:meta>
</office:document-meta>
</file>